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FreeSans" fo:font-size="22pt" style:font-size-asian="22pt" style:font-size-complex="22pt"/>
    </style:style>
    <style:style style:name="P2" style:family="paragraph" style:parent-style-name="Standard" style:list-style-name="WW8Num2">
      <style:paragraph-properties fo:line-height="150%"/>
      <style:text-properties style:font-name="FreeSans" fo:font-size="22pt" style:font-size-asian="22pt" style:font-size-complex="22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FreeSans" fo:font-size="32pt" style:font-size-asian="32pt" style:font-size-complex="32pt"/>
    </style:style>
    <style:style style:name="P4" style:family="paragraph" style:parent-style-name="Standard" style:list-style-name="WW8Num2">
      <style:paragraph-properties fo:margin-left="-1.251cm" fo:margin-right="0cm" fo:line-height="150%" fo:text-indent="0cm" style:auto-text-indent="false"/>
      <style:text-properties style:font-name="FreeSans" fo:font-size="22pt" style:font-size-asian="22pt" style:font-size-complex="22pt"/>
    </style:style>
    <style:style style:name="P5" style:family="paragraph" style:parent-style-name="Standard">
      <style:paragraph-properties fo:line-height="150%" fo:text-align="center" style:justify-single-word="false" fo:break-before="page"/>
      <style:text-properties style:font-name="FreeSans" fo:font-size="32pt" fo:font-weight="bold" style:font-size-asian="32pt" style:font-weight-asian="bold" style:font-size-complex="32pt" style:font-weight-complex="bold"/>
    </style:style>
    <style:style style:name="P6" style:family="paragraph" style:parent-style-name="Heading_20_4">
      <style:paragraph-properties fo:line-height="150%" fo:text-align="center" style:justify-single-word="false"/>
      <style:text-properties style:font-name="FreeSans" fo:font-size="32pt" fo:font-style="normal" style:font-size-asian="32pt" style:font-style-asian="normal" style:font-size-complex="32pt" style:font-style-complex="normal"/>
    </style:style>
    <style:style style:name="P7" style:family="paragraph" style:parent-style-name="Heading_20_4">
      <style:paragraph-properties fo:line-height="150%" fo:text-align="start" style:justify-single-word="false"/>
      <style:text-properties style:font-name="FreeSans" fo:font-size="32pt" fo:font-style="normal" style:font-size-asian="32pt" style:font-style-asian="normal" style:font-size-complex="32pt" style:font-style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4" text:is-list-header="true">Körperbau</text:h>
      <text:h text:style-name="P7" text:outline-level="4"><text:span text:style-name="T2">Exterieur:</text:span></text:h>
      <text:list text:style-name="WW8Num2">
        <text:list-item>
          <text:p text:style-name="P2">Größe: variabel, von 1cm bis zu 1, 5m (je nach Art)</text:p>
        </text:list-item>
        <text:list-item>
          <text:p text:style-name="P2">Haut: Färbung dient zur Tarnung; dank der Drüsen außerdem zur Flüssigkeitsaufnahme</text:p>
        </text:list-item>
      </text:list>
      <text:p text:style-name="P1"><text:span text:style-name="T1"/></text:p>
      <text:p text:style-name="P1"><text:span text:style-name="T1">Interieur:</text:span></text:p>
      <text:list text:style-name="WW8Num2">
        <text:list-item>
          <text:p text:style-name="P2">Gerüst: kräftige Knochen, durch Gelenke verbunden</text:p>
        </text:list-item>
        <text:list-item>
          <text:p text:style-name="P2">Gliedmaßen: meist zwei gleich- oder unterschiedlich lange Gliedmaßenpaare, an jeder Hand in der Regel vier Finger, an den Füßen je fünf Zehen</text:p>
        </text:list-item>
        <text:list-item>
          <text:p text:style-name="P2">Gut entwickelte Sinnesorgane</text:p>
        </text:list-item>
        <text:list-item>
          <text:p text:style-name="P2"><text:soft-page-break/>Amphibien sind wechselwarm, d.h. Körpertemperatur ist nicht konstant</text:p>
        </text:list-item>
        <text:list-item>
          <text:p text:style-name="P2">Zunge: hängt von der Art ab, sehr variabel</text:p>
        </text:list-item>
        <text:list-item>
          <text:p text:style-name="P2">Skelett: Flacher Schädel, oft keine Rippen, sehr unterschiedliche (Rücken-) Wirbelanzahl</text:p>
        </text:list-item>
      </text:list>
      <text:p text:style-name="P1"/>
      <text:p text:style-name="P1"/>
      <text:p text:style-name="P5">Allgemein</text:p>
      <text:p text:style-name="P3"/>
      <text:list text:style-name="WW8Num2">
        <text:list-item>
          <text:p text:style-name="P2">Bewohnen feuchte Plätze wie Flussufer, Sümpfe, Tümpel oder Wälder</text:p>
        </text:list-item>
        <text:list-item>
          <text:p text:style-name="P2">Fortbewegung ist unterschiedlich, möglich ist klettern, schreiten, springen, kriechen, im Wasser schwimmen oder auch tauchen mithilfe der Gliedmaßen</text:p>
        </text:list-item>
        <text:list-item>
          <text:p text:style-name="P2">Verteidigung: Sich aufrichten, Giftabsondern</text:p>
        </text:list-item>
        <text:list-item>
          <text:p text:style-name="P2">Oft überwiegend in Nacht und Dämmerung aktiv</text:p>
        </text:list-item>
        <text:list-item>
          <text:p text:style-name="P2">Haben sich ihrer Umwelt entsprechend angepasst</text:p>
        </text:list-item>
        <text:list-item>
          <text:p text:style-name="P2">Z.T. Lautäußerungen zur Verständigung</text:p>
        </text:list-item>
        <text:list-item>
          <text:p text:style-name="P2">Träger Stoffwechsel, d.h. geringer Sauerstoffbedarf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Bullet_20_Symbols" style:num-suffix="." text:bullet-char="●">
        <style:list-level-properties text:space-before="0.635cm" text:min-label-width="1.041cm"/>
        <style:text-properties style:font-name="StarSymbol1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obias Schulz</meta:initial-creator>
    <meta:creation-date>2008-08-16T17:18:48</meta:creation-date>
    <dc:creator>Tobias Schulz</dc:creator>
    <dc:date>2008-08-16T17:29:55</dc:date>
    <meta:printed-by>Tobias Schulz</meta:printed-by>
    <meta:print-date>2008-08-16T17:27:19</meta:print-date>
    <meta:editing-cycles>4</meta:editing-cycles>
    <meta:editing-duration>PT11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19" meta:word-count="136" meta:character-count="1022"/>
  </office:meta>
</office:document-meta>
</file>